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::= <text:tab/>funcs</text:p>
      <text:p text:style-name="Standard">funcs ::= <text:tab/>funcs func | ε</text:p>
      <text:p text:style-name="Standard">func ::= <text:tab/>def type id ( optparams ) func'</text:p>
      <text:p text:style-name="Standard">func' ::= <text:s text:c="6"/><text:tab/>block | ;</text:p>
      <text:p text:style-name="Standard">optparams ::= <text:tab/>params | ε</text:p>
      <text:p text:style-name="Standard">params ::= <text:tab/>type id params'</text:p>
      <text:p text:style-name="Standard">params' ::=<text:tab/>, params | ε</text:p>
      <text:p text:style-name="Standard">block ::= <text:tab/>{ decls stmts }</text:p>
      <text:p text:style-name="Standard">decls ::= <text:tab/>decl decls | ε</text:p>
      <text:p text:style-name="Standard">decl ::= <text:tab/>type id ;</text:p>
      <text:p text:style-name="Standard">type ::= <text:tab/>type [ num ] | basic | record { decls }</text:p>
      <text:p text:style-name="Standard">stmts ::=<text:tab/>stmt stmts | ε</text:p>
      <text:p text:style-name="Standard">stmt ::= <text:tab/>assign ;</text:p>
      <text:p text:style-name="Standard"><text:tab/><text:tab/>| if ( assign ) stmt stmt'</text:p>
      <text:p text:style-name="Standard"><text:tab/><text:tab/>| while ( assign ) stmt</text:p>
      <text:p text:style-name="Standard"><text:tab/><text:tab/>| do stmt while ( assign ) ;</text:p>
      <text:p text:style-name="Standard"><text:tab/><text:tab/>| break ;</text:p>
      <text:p text:style-name="Standard"><text:tab/><text:tab/>| return stmt''</text:p>
      <text:p text:style-name="Standard"><text:tab/><text:tab/>| print loc ;</text:p>
      <text:p text:style-name="Standard"><text:tab/><text:tab/>| block</text:p>
      <text:p text:style-name="Standard">stmt' ::= <text:s text:c="6"/><text:tab/>else stmt | ε</text:p>
      <text:p text:style-name="Standard">stmt'' ::= <text:s text:c="5"/><text:tab/>loc ; | ;</text:p>
      <text:p text:style-name="Standard">loc ::= <text:tab/><text:tab/>id loc'' </text:p>
      <text:p text:style-name="Standard">loc' ::= <text:s text:c="7"/><text:tab/>.id | [ assign ]</text:p>
      <text:p text:style-name="Standard">loc'' ::= <text:s text:c="6"/><text:tab/>loc' loc'' | ε</text:p>
      <text:p text:style-name="Standard">assign ::= <text:tab/>loc = assign | bool</text:p>
      <text:p text:style-name="Standard">bool ::= <text:tab/>join bool'</text:p>
      <text:p text:style-name="Standard">bool' ::=<text:tab/>|| join bool' | ε</text:p>
      <text:p text:style-name="Standard">join ::= <text:tab/>equality join'</text:p>
      <text:p text:style-name="Standard">join' ::= <text:tab/>&amp;&amp; equality join' | ε</text:p>
      <text:p text:style-name="Standard">equality ::= <text:tab/>rel equality'</text:p>
      <text:p text:style-name="Standard">equality' ::=<text:tab/>== rel equality' | != rel equality' | ε</text:p>
      <text:p text:style-name="Standard">rel ::= <text:tab/><text:tab/>expr &lt; expr | expr &lt;= expr </text:p>
      <text:p text:style-name="Standard"><text:tab/><text:tab/>| expr &gt;= expr | expr &gt; expr | expr</text:p>
      <text:p text:style-name="Standard">expr ::= <text:tab/>term expr'</text:p>
      <text:p text:style-name="Standard">expr' ::=<text:tab/>+ term expr' | - term expr' | ε</text:p>
      <text:p text:style-name="Standard">term ::= <text:tab/>unary term'</text:p>
      <text:p text:style-name="Standard">term' ::=<text:tab/>* unary term' | / unary term' | ε</text:p>
      <text:p text:style-name="Standard">unary ::= <text:tab/>! unary | − unary | factor</text:p>
      <text:p text:style-name="Standard">factor ::= <text:tab/>( assign ) | loc | num | real | true | false | string | funccall</text:p>
      <text:p text:style-name="Standard">funccall ::= <text:tab/>id( optargs )</text:p>
      <text:p text:style-name="Standard">optargs ::= <text:tab/>args | ε</text:p>
      <text:p text:style-name="Standard">args ::= <text:tab/>assign , args | assig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2T18:11:37</dc:date>
    <meta:editing-duration>PT26M23S</meta:editing-duration>
    <meta:editing-cycles>27</meta:editing-cycles>
    <meta:generator>LibreOffice/3.4$Unix LibreOffice_project/340m1$Build-402</meta:generator>
    <meta:document-statistic meta:table-count="0" meta:image-count="0" meta:object-count="0" meta:page-count="1" meta:paragraph-count="43" meta:word-count="279" meta:character-count="1263" meta:non-whitespace-character-count="912"/>
  </office:meta>
</office:document-meta>
</file>